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automatic-styles>
    <style:style style:name="P1" style:family="paragraph" style:parent-style-name="List_20_Paragraph" style:list-style-name="WWNum4">
      <style:paragraph-properties fo:margin-top="0in" fo:margin-bottom="0in" style:contextual-spacing="false" fo:line-height="150%" fo:text-align="justify" style:justify-single-word="false" style:register-true="true"/>
      <style:text-properties fo:font-size="12pt" officeooo:paragraph-rsid="00145d74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50%" fo:text-align="justify" style:justify-single-word="false" style:register-true="true"/>
      <style:text-properties fo:font-size="12pt" officeooo:paragraph-rsid="0010260f" style:font-size-asian="12pt" style:font-size-complex="12pt"/>
    </style:style>
    <style:style style:name="P3" style:family="paragraph" style:parent-style-name="Standard" style:list-style-name="WWNum4">
      <style:paragraph-properties fo:margin-top="0in" fo:margin-bottom="0in" style:contextual-spacing="false" fo:line-height="150%" style:register-true="true"/>
      <style:text-properties fo:font-size="12pt" officeooo:paragraph-rsid="00145d74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orphans="2" fo:widows="2" style:register-true="true"/>
      <style:text-properties fo:font-size="12pt" style:font-size-asian="12pt" style:font-size-complex="12pt"/>
    </style:style>
    <style:style style:name="P5" style:family="paragraph" style:parent-style-name="Standard" style:list-style-name="WWNum4">
      <style:paragraph-properties fo:margin-top="0in" fo:margin-bottom="0in" style:contextual-spacing="false" fo:line-height="150%" style:register-true="true"/>
      <style:text-properties fo:font-size="12pt" officeooo:paragraph-rsid="00167dae" fo:background-color="transparent" style:font-size-asian="12pt" style:font-size-complex="12pt"/>
    </style:style>
    <style:style style:name="P6" style:family="paragraph" style:parent-style-name="Standard" style:list-style-name="WWNum4">
      <style:paragraph-properties fo:margin-top="0in" fo:margin-bottom="0in" style:contextual-spacing="false" fo:line-height="150%" style:register-true="true"/>
      <style:text-properties fo:font-size="12pt" officeooo:paragraph-rsid="00145d74" fo:background-color="transparent" style:font-size-asian="12pt" style:font-size-complex="12pt"/>
    </style:style>
    <style:style style:name="P7" style:family="paragraph" style:parent-style-name="Standard" style:list-style-name="WWNum4">
      <style:paragraph-properties fo:margin-top="0in" fo:margin-bottom="0in" style:contextual-spacing="false" fo:line-height="150%" style:register-true="true"/>
      <style:text-properties fo:font-size="12pt" officeooo:rsid="00145d74" officeooo:paragraph-rsid="0014dbcc" fo:background-color="transparent" style:font-size-asian="12pt" style:font-size-complex="12pt"/>
    </style:style>
    <style:style style:name="P8" style:family="paragraph" style:parent-style-name="Standard" style:list-style-name="WWNum4">
      <style:paragraph-properties fo:margin-top="0in" fo:margin-bottom="0in" style:contextual-spacing="false" fo:line-height="150%" style:register-true="tru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5d74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 fo:line-height="150%" style:register-true="true"/>
      <style:text-properties fo:font-size="12pt" officeooo:rsid="001a5667" officeooo:paragraph-rsid="001a5667" style:font-size-asian="12pt" style:font-size-complex="12pt"/>
    </style:style>
    <style:style style:name="P10" style:family="paragraph" style:parent-style-name="Text_20_body" style:list-style-name="WWNum4">
      <style:paragraph-properties fo:margin-top="0in" fo:margin-bottom="0in" style:contextual-spacing="false" fo:line-height="150%" style:register-true="true"/>
      <style:text-properties fo:font-size="12pt" officeooo:paragraph-rsid="00145d74" style:font-size-asian="12pt" style:font-size-complex="12pt"/>
    </style:style>
    <style:style style:name="P11" style:family="paragraph" style:parent-style-name="Text_20_body" style:list-style-name="WWNum4">
      <style:paragraph-properties fo:margin-top="0in" fo:margin-bottom="0in" style:contextual-spacing="false" fo:line-height="150%" style:register-true="true"/>
      <style:text-properties fo:font-size="12pt" officeooo:paragraph-rsid="001a5667" style:font-size-asian="12pt" style:font-size-complex="12pt"/>
    </style:style>
    <style:style style:name="P12" style:family="paragraph" style:parent-style-name="Text_20_body">
      <style:paragraph-properties fo:margin-top="0in" fo:margin-bottom="0in" style:contextual-spacing="false" fo:line-height="150%" style:register-true="true"/>
      <style:text-properties fo:font-size="12pt" officeooo:paragraph-rsid="001a5667" style:font-size-asian="12pt" style:font-size-complex="12pt"/>
    </style:style>
    <style:style style:name="P13" style:family="paragraph" style:parent-style-name="Text_20_body" style:list-style-name="WWNum4">
      <style:paragraph-properties fo:margin-top="0in" fo:margin-bottom="0in" style:contextual-spacing="false" fo:line-height="150%" style:register-true="true"/>
      <style:text-properties fo:font-size="12pt" officeooo:paragraph-rsid="00145d74" fo:background-color="transparen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4ce" style:font-weight-asian="bold" style:font-weight-complex="bold"/>
    </style:style>
    <style:style style:name="T5" style:family="text">
      <style:text-properties fo:language="en" fo:country="US" officeooo:rsid="00145d74"/>
    </style:style>
    <style:style style:name="T6" style:family="text">
      <style:text-properties fo:language="en" fo:country="US" fo:background-color="transparent" loext:char-shading-value="0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67dae"/>
    </style:style>
    <style:style style:name="T9" style:family="text">
      <style:text-properties fo:language="ru" fo:country="RU" officeooo:rsid="00145d74"/>
    </style:style>
    <style:style style:name="T10" style:family="text">
      <style:text-properties fo:language="ru" fo:country="RU" officeooo:rsid="0014dbcc"/>
    </style:style>
    <style:style style:name="T11" style:family="text">
      <style:text-properties fo:language="ru" fo:country="RU" fo:background-color="transparent" loext:char-shading-value="0"/>
    </style:style>
    <style:style style:name="T12" style:family="text">
      <style:text-properties fo:language="ru" fo:country="RU" officeooo:rsid="0014dbcc" fo:background-color="transparent" loext:char-shading-value="0"/>
    </style:style>
    <style:style style:name="T13" style:family="text">
      <style:text-properties fo:language="ru" fo:country="RU" fo:background-color="transparent" loext:char-shading-value="0" loext:padding="0in" loext:border="none"/>
    </style:style>
    <style:style style:name="T14" style:family="text">
      <style:text-properties fo:language="ru" fo:country="RU" officeooo:rsid="00145d74" fo:background-color="transparent" loext:char-shading-value="0"/>
    </style:style>
    <style:style style:name="T15" style:family="text">
      <style:text-properties fo:language="ru" fo:country="RU" officeooo:rsid="0014aa8d" fo:background-color="transparent" loext:char-shading-value="0"/>
    </style:style>
    <style:style style:name="T16" style:family="text">
      <style:text-properties fo:language="ru" fo:country="RU" officeooo:rsid="00167dae" fo:background-color="transparent" loext:char-shading-value="0"/>
    </style:style>
    <style:style style:name="T17" style:family="text">
      <style:text-properties fo:language="ru" fo:country="RU" fo:font-style="italic" fo:background-color="transparent" loext:char-shading-value="0" style:font-style-asian="italic" style:font-style-complex="italic" loext:padding="0in" loext:border="none"/>
    </style:style>
    <style:style style:name="T18" style:family="text">
      <style:text-properties officeooo:rsid="0014dbcc"/>
    </style:style>
    <style:style style:name="T19" style:family="text">
      <style:text-properties officeooo:rsid="00167dae"/>
    </style:style>
    <style:style style:name="T20" style:family="text">
      <style:text-properties officeooo:rsid="00186117"/>
    </style:style>
    <style:style style:name="T21" style:family="text">
      <style:text-properties officeooo:rsid="00188910"/>
    </style:style>
    <style:style style:name="T22" style:family="text">
      <style:text-properties officeooo:rsid="00145d74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4dbcc" fo:background-color="transparent" loext:char-shading-value="0"/>
    </style:style>
    <style:style style:name="T25" style:family="text">
      <style:text-properties fo:background-color="transparent" loext:char-shading-value="0" loext:padding="0in" loext:border="none"/>
    </style:style>
    <style:style style:name="T26" style:family="text">
      <style:text-properties officeooo:rsid="00145d74" fo:background-color="transparent" loext:char-shading-value="0"/>
    </style:style>
    <style:style style:name="T27" style:family="text">
      <style:text-properties officeooo:rsid="0014aa8d" fo:background-color="transparent" loext:char-shading-value="0"/>
    </style:style>
    <style:style style:name="T28" style:family="text">
      <style:text-properties officeooo:rsid="00167dae" fo:background-color="transparent" loext:char-shading-value="0"/>
    </style:style>
    <style:style style:name="T29" style:family="text">
      <style:text-properties fo:font-style="italic" fo:background-color="transparent" loext:char-shading-value="0" style:font-style-asian="italic" style:font-style-complex="italic" loext:padding="0in" loext:border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3">Задачи </text:span><text:span text:style-name="T4">на ветвящиеся алгоритмы</text:span></text:p>
      <text:list text:style-name="WWNum4">
        <text:list-header>
          <text:p text:style-name="P1" loext:marker-style-name="T2"/>
        </text:list-header>
        <text:list-item>
          <text:p text:style-name="P7">Пользователь вводит три числа. Программа выводит максимальное из них.</text:p>
        </text:list-item>
        <text:list-item>
          <text:p text:style-name="P5"><text:span text:style-name="T22">Пользователь вводит три числа. </text:span><text:span text:style-name="T19">Если среди чисел нет нуля, то вычислить произведение, иначе вычислить сумму этих чисел.</text:span></text:p>
        </text:list-item>
        <text:list-item>
          <text:p text:style-name="P5"><text:span text:style-name="T22">Пользователь вводит три числа. </text:span><text:span text:style-name="T19">Вывести их в порядке возрастания.</text:span></text:p>
        </text:list-item>
        <text:list-item>
          <text:p text:style-name="P1" loext:marker-style-name="T2"><text:span text:style-name="T22">Пользователь вводит 3 числа. Программа должна проверить могут ли эти числа являться длинами сторон треугольника. </text:span><text:span text:style-name="T18">Если да, то вычислить площадь треугольника, </text:span><text:span text:style-name="T19">если нет, то вывести сумму этих чисел</text:span></text:p>
        </text:list-item>
        <text:list-item>
          <text:p text:style-name="P6">Пользователь вводит три числа – коэффициенты квадратного уравнения. Программа вычисляет корни уравнения</text:p>
        </text:list-item>
        <text:list-item>
          <text:p text:style-name="P3"><text:span text:style-name="T23">Пользователь вводит координаты точки на плоскости (x,y). Определить в какой четверти или на какой оси декартовой плоскости находится точка</text:span></text:p>
        </text:list-item>
        <text:list-item>
          <text:p text:style-name="P6">Написать программу, проверяющую является ли введённое пользователем число целым или дробным</text:p>
        </text:list-item>
        <text:list-item>
          <text:p text:style-name="P10"><text:span text:style-name="T23">Вычислит</text:span><text:span text:style-name="T24">ь выражение</text:span><text:span text:style-name="T23"> </text:span><text:span text:style-name="T25"><draw:frame draw:style-name="fr1" draw:name="Объект1" text:anchor-type="as-char" svg:width="0.8583in" svg:height="0.251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.</text:span><text:span text:style-name="T23"> </text:span><text:span text:style-name="T26">Значения </text:span><text:bookmark text:name="MathJax-Span-344"/><text:bookmark text:name="MathJax-Span-343"/><text:bookmark text:name="MathJax-Span-342"/><text:bookmark text:name="MathJax-Element-48-Frame"/><text:span text:style-name="T29">x</text:span><text:span text:style-name="T23"> и </text:span><text:bookmark text:name="MathJax-Span-347"/><text:bookmark text:name="MathJax-Span-346"/><text:bookmark text:name="MathJax-Span-345"/><text:bookmark text:name="MathJax-Element-49-Frame"/><text:span text:style-name="T29">y</text:span><text:span text:style-name="T23"> вводит пользователь. Перед вычислением выполнить проверку на существование квадратных корней.</text:span></text:p>
        </text:list-item>
        <text:list-item>
          <text:p text:style-name="P11"><text:span text:style-name="T23">Дано пятизначное число. </text:span><text:span text:style-name="T27">З</text:span><text:span text:style-name="T23">анулить </text:span><text:span text:style-name="T27">ц</text:span><text:span text:style-name="T23">ифры, </text:span><text:span text:style-name="T27">стоящие</text:span><text:span text:style-name="T23"> на четных </text:span><text:span text:style-name="T27">разрядах</text:span><text:span text:style-name="T23">. Например, из </text:span></text:p>
          <text:p text:style-name="P11"><text:span text:style-name="T23">12345</text:span><text:span text:style-name="T27">6</text:span><text:span text:style-name="T23"> получается число </text:span><text:span text:style-name="T27">103050</text:span><text:span text:style-name="T23">. </text:span><text:span text:style-name="T27">Нумерация разрядов начинается с</text:span><text:span text:style-name="T24">права</text:span><text:span text:style-name="T27">.</text:span></text:p>
        </text:list-item>
      </text:list>
      <text:p text:style-name="P12"><text:span text:style-name="T27"/></text:p>
      <text:p text:style-name="P9"><text:span text:style-name="T27">=</text:span><text:span text:style-name="T23">=================================</text:span></text:p>
      <text:p text:style-name="P9"><text:span text:style-name="T23"/></text:p>
      <text:p text:style-name="P12"><text:span text:style-name="T27"/></text:p>
      <text:p text:style-name="P12"><text:span text:style-name="T27"/></text:p>
      <text:list text:continue-numbering="true" text:style-name="WWNum4">
        <text:list-item>
          <text:p text:style-name="P13">Дано четырехзначное число. Если оно читается слева направо и справа налево одинаково, то вывести yes, иначе no.</text:p>
        </text:list-item>
        <text:list-item>
          <text:p text:style-name="P13">Дано четырехзначное число. Поменят<text:span text:style-name="T18">ь</text:span> местами наименьшую и наибольшую цифры.</text:p>
        </text:list-item>
        <text:list-item>
          <text:p text:style-name="P6">Даны целочисленные координаты трех вершин прямоугольника, стороны которого параллельны координатным осям. Найт<text:span text:style-name="T18">и</text:span> координаты его четвертой вершины </text:p>
        </text:list-item>
        <text:list-item>
          <text:p text:style-name="P13">Даны два прямоугольника, стороны которых параллельны или перпендикулярны осям координат. Известны координаты левого нижнего угла каждого из них и длины их сторон. Один из прямоугольников назовем первым, другой — вторым. Найти координаты левого нижнего и правого верхнего углов минимального прямоугольника, содержащего указанные прямоугольники.</text:p>
        </text:list-item>
        <text:list-item>
          <text:p text:style-name="P8"><text:soft-page-break/><text:span text:style-name="T23"><text:s/></text:span><text:span text:style-name="T28">Пользователь вводит </text:span><text:span text:style-name="T23">трехзначное число. </text:span><text:span text:style-name="T28">Вычислить </text:span><text:span text:style-name="T23">новое число по следующим правилам. </text:span>Перемножаются первая и вторая, а также вторая и третья цифры исходного числа, <text:span text:style-name="T19">затем п</text:span>олученные два числа записываются друг за другом в порядке <text:span text:style-name="T19">возрастания </text:span>(без разделителей).</text:p>
        </text:list-item>
        <text:list-item>
          <text:p text:style-name="P8">Дано число. Если оно от <text:span text:style-name="T20">3</text:span> до <text:span text:style-name="T20">8</text:span> включительно, то увеличить его на 10. Если оно от <text:span text:style-name="T20">10</text:span> до <text:span text:style-name="T20">5</text:span>0, то уменьшить на 100. Если оно не более 0 или более <text:span text:style-name="T20">2</text:span>000, то увеличить в 3 раза (то есть умножить на 3). Иначе занулить это число.</text:p>
        </text:list-item>
        <text:list-item>
          <text:p text:style-name="P8">Дано три числа. Найти количество положительных чисел среди них.</text:p>
        </text:list-item>
        <text:list-item>
          <text:p text:style-name="P8">Дана дата из трех чисел (день, месяц и год). Вывести yes, если такая дата существ<text:span text:style-name="T21">овала</text:span> <text:span text:style-name="T21">в прошлом</text:span> (например, 12 02 1999 - yes, 22 13 2001 - no). Считать, что в феврале всегда 28 дней.</text:p>
        </text:list-item>
        <text:list-item>
          <text:p text:style-name="P8">Дан<text:span text:style-name="T21">ы</text:span> две даты, каждая из которых состоит из трех чисел (день, месяц и год). Вывести yes, если первая дата раньше второй, иначе вывести no.</text:p>
        </text:list-item>
      </text:list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0402in" fo:text-indent="-0.25in" fo:margin-left="3.040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2902in" fo:text-indent="-0.25in" fo:margin-left="3.2902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3.5402in" fo:text-indent="-0.25in" fo:margin-left="3.5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48:10.071000000</meta:creation-date>
    <dc:date>2025-10-20T06:30:14.496268640</dc:date>
    <meta:editing-duration>PT1H5M15S</meta:editing-duration>
    <meta:editing-cycles>10</meta:editing-cycles>
    <meta:generator>LibreOffice/24.2.7.2$Linux_X86_64 LibreOffice_project/420$Build-2</meta:generator>
    <meta:document-statistic meta:table-count="0" meta:image-count="0" meta:object-count="1" meta:page-count="2" meta:paragraph-count="21" meta:word-count="396" meta:character-count="2701" meta:non-whitespace-character-count="2339"/>
  </office:meta>
</office:document-meta>
</file>

<file path=Object 1/content.xml><?xml version="1.0" encoding="utf-8"?>
<math xmlns="http://www.w3.org/1998/Math/MathML" display="block">
  <semantics>
    <msqrt>
      <mrow>
        <mi>x</mi>
        <mo stretchy="false">−</mo>
        <msqrt>
          <mrow>
            <mi>y</mi>
            <mo stretchy="false">+</mo>
            <mn>1</mn>
          </mrow>
        </msqrt>
      </mrow>
    </msqrt>
    <annotation encoding="StarMath 5.0">sqrt { x - sqrt {y+1} }</annotation>
  </semantics>
</math>
</file>